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1aba6a" officeooo:paragraph-rsid="001edce8"/>
    </style:style>
    <style:style style:name="P7" style:family="paragraph" style:parent-style-name="Text_20_body">
      <style:text-properties fo:language="fr" fo:country="FR" officeooo:rsid="001aba6a" officeooo:paragraph-rsid="0021baa9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22b8d5" officeooo:paragraph-rsid="0022b8d5"/>
    </style:style>
    <style:style style:name="P25" style:family="paragraph" style:parent-style-name="Text_20_body">
      <style:text-properties officeooo:rsid="002b4f78" officeooo:paragraph-rsid="002b4f78"/>
    </style:style>
    <style:style style:name="P26" style:family="paragraph" style:parent-style-name="Text_20_body">
      <style:text-properties officeooo:rsid="002f8c90" officeooo:paragraph-rsid="002f8c90"/>
    </style:style>
    <style:style style:name="P27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Heading_20_1">
      <style:paragraph-properties fo:break-before="page"/>
      <style:text-properties fo:language="fr" fo:country="FR" officeooo:paragraph-rsid="00118406"/>
    </style:style>
    <style:style style:name="P30" style:family="paragraph" style:parent-style-name="Heading_20_1">
      <style:text-properties fo:language="fr" fo:country="FR" officeooo:paragraph-rsid="00169fbf"/>
    </style:style>
    <style:style style:name="P31" style:family="paragraph" style:parent-style-name="Heading_20_1">
      <style:text-properties officeooo:paragraph-rsid="001aba6a"/>
    </style:style>
    <style:style style:name="P32" style:family="paragraph" style:parent-style-name="Heading_20_1">
      <style:text-properties officeooo:paragraph-rsid="001ed577"/>
    </style:style>
    <style:style style:name="P33" style:family="paragraph" style:parent-style-name="Heading_20_1">
      <style:text-properties officeooo:paragraph-rsid="0021baa9"/>
    </style:style>
    <style:style style:name="P34" style:family="paragraph" style:parent-style-name="Heading_20_1">
      <style:text-properties officeooo:paragraph-rsid="002095d7"/>
    </style:style>
    <style:style style:name="P35" style:family="paragraph" style:parent-style-name="Heading_20_1">
      <style:text-properties officeooo:paragraph-rsid="0022b8d5"/>
    </style:style>
    <style:style style:name="P36" style:family="paragraph" style:parent-style-name="Heading_20_1">
      <style:text-properties officeooo:paragraph-rsid="002b4f78"/>
    </style:style>
    <style:style style:name="P37" style:family="paragraph" style:parent-style-name="Heading_20_1">
      <style:text-properties officeooo:paragraph-rsid="002f8c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b4f78" style:font-weight-asian="normal" style:font-weight-complex="normal"/>
    </style:style>
    <style:style style:name="T6" style:family="text">
      <style:text-properties fo:font-weight="normal" officeooo:rsid="002f8c90" style:font-weight-asian="normal" style:font-weight-complex="normal"/>
    </style:style>
    <style:style style:name="T7" style:family="text">
      <style:text-properties fo:font-weight="normal" officeooo:rsid="00304024" style:font-weight-asian="normal" style:font-weight-complex="normal"/>
    </style:style>
    <style:style style:name="T8" style:family="text">
      <style:text-properties officeooo:rsid="001d2e18"/>
    </style:style>
    <style:style style:name="T9" style:family="text">
      <style:text-properties officeooo:rsid="005b1307"/>
    </style:style>
    <style:style style:name="T10" style:family="text">
      <style:text-properties officeooo:rsid="0033ca9f"/>
    </style:style>
    <style:style style:name="T11" style:family="text">
      <style:text-properties officeooo:rsid="00105800"/>
    </style:style>
    <style:style style:name="T12" style:family="text">
      <style:text-properties officeooo:rsid="00118406"/>
    </style:style>
    <style:style style:name="T13" style:family="text">
      <style:text-properties officeooo:rsid="001371d4"/>
    </style:style>
    <style:style style:name="T14" style:family="text">
      <style:text-properties officeooo:rsid="0015ee81"/>
    </style:style>
    <style:style style:name="T15" style:family="text">
      <style:text-properties officeooo:rsid="00169fbf"/>
    </style:style>
    <style:style style:name="T16" style:family="text">
      <style:text-properties officeooo:rsid="001a29ad"/>
    </style:style>
    <style:style style:name="T17" style:family="text">
      <style:text-properties officeooo:rsid="001a6b5c"/>
    </style:style>
    <style:style style:name="T18" style:family="text">
      <style:text-properties fo:language="fr" fo:country="FR" officeooo:rsid="001aba6a"/>
    </style:style>
    <style:style style:name="T19" style:family="text">
      <style:text-properties officeooo:rsid="0014943e"/>
    </style:style>
    <style:style style:name="T20" style:family="text">
      <style:text-properties officeooo:rsid="001c8047"/>
    </style:style>
    <style:style style:name="T21" style:family="text">
      <style:text-properties officeooo:rsid="001d1c23"/>
    </style:style>
    <style:style style:name="T22" style:family="text">
      <style:text-properties officeooo:rsid="001ed577"/>
    </style:style>
    <style:style style:name="T23" style:family="text">
      <style:text-properties officeooo:rsid="001edce8"/>
    </style:style>
    <style:style style:name="T24" style:family="text">
      <style:text-properties officeooo:rsid="002095d7"/>
    </style:style>
    <style:style style:name="T25" style:family="text">
      <style:text-properties officeooo:rsid="0021baa9"/>
    </style:style>
    <style:style style:name="T26" style:family="text">
      <style:text-properties officeooo:rsid="0022b8d5"/>
    </style:style>
    <style:style style:name="T27" style:family="text">
      <style:text-properties officeooo:rsid="0023dbd6"/>
    </style:style>
    <style:style style:name="T28" style:family="text">
      <style:text-properties officeooo:rsid="00252a03"/>
    </style:style>
    <style:style style:name="T29" style:family="text">
      <style:text-properties officeooo:rsid="002747f8"/>
    </style:style>
    <style:style style:name="T30" style:family="text">
      <style:text-properties officeooo:rsid="002b4f78"/>
    </style:style>
    <style:style style:name="T31" style:family="text">
      <style:text-properties officeooo:rsid="002f8c90"/>
    </style:style>
    <style:style style:name="T3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11">Concepteur</text:span> BertheVario<text:span text:style-name="T11">Tac</text:span></text:p>
      <text:p text:style-name="P10"/>
      <text:p text:style-name="P10"/>
      <text:p text:style-name="P10"/>
      <text:p text:style-name="P11">Projet d’<text:span text:style-name="T11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</text:span><text:span text:style-name="T5">1</text:span><text:span text:style-name="T7">5</text:span><text:span text:style-name="T6">a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11">Tac</text:span></text:p>
      <text:p text:style-name="P11"/>
      <text:p text:style-name="P11"/>
      <text:p text:style-name="P11"/>
      <text:p text:style-name="P13">Compilé avec Visual Studio Code / <text:span text:style-name="T13">PlatformIO</text:span></text:p>
      <text:p text:style-name="P15"/>
      <text:p text:style-name="P15"/>
      <text:p text:style-name="P14">Espressif Systems </text:p>
      <text:p text:style-name="P13"><text:span text:style-name="T8">ESP32 </text:span><text:span text:style-name="T9">Dev Module</text:span></text:p>
      <text:p text:style-name="P13"><text:span text:style-name="T11">ESP32-2432S028</text:span><text:span text:style-name="T10"> </text:span><text:span text:style-name="T8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3"><text:a xlink:type="simple" xlink:href="#__RefHeading___Toc3990_1226284572" text:style-name="Index_20_Link" text:visited-style-name="Index_20_Link">1 Mise en place de l’environnement logiciel :<text:tab/>3</text:a></text:p>
          <text:p text:style-name="P23"><text:a xlink:type="simple" xlink:href="#__RefHeading___Toc3992_1226284572%20Copie%201" text:style-name="Index_20_Link" text:visited-style-name="Index_20_Link">2 Calibration de l’écran :<text:tab/>3</text:a></text:p>
          <text:p text:style-name="P23"><text:a xlink:type="simple" xlink:href="#__RefHeading___Toc3992_1226284572" text:style-name="Index_20_Link" text:visited-style-name="Index_20_Link">3 Connexion Gps GY-NEO6MV2 :<text:tab/>3</text:a></text:p>
          <text:p text:style-name="P23"><text:a xlink:type="simple" xlink:href="#__RefHeading___Toc3992_1226284572%20Copie%202" text:style-name="Index_20_Link" text:visited-style-name="Index_20_Link">4 Connexion capteur de pression BMP180 ou MS5611 :<text:tab/>3</text:a></text:p>
          <text:p text:style-name="P23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3"><text:a xlink:type="simple" xlink:href="#__RefHeading___Toc3992_1226284572%20Copie%202%20Copie%201" text:style-name="Index_20_Link" text:visited-style-name="Index_20_Link">6 Connexion de la batterie :<text:tab/>4</text:a></text:p>
          <text:p text:style-name="P23"><text:a xlink:type="simple" xlink:href="#__RefHeading___Toc3992_1226284572%20Copie%202%20Copie%201%20Copie%201" text:style-name="Index_20_Link" text:visited-style-name="Index_20_Link">7 Alimentation :<text:tab/>4</text:a></text:p>
          <text:p text:style-name="P23"><text:a xlink:type="simple" xlink:href="#__RefHeading___Toc3992_1226284572%20Copie%202%20Copie%201%20Copie%201%20Copie%201" text:style-name="Index_20_Link" text:visited-style-name="Index_20_Link">8 haut parleur :<text:tab/>4</text:a></text:p>
          <text:p text:style-name="P23"><text:a xlink:type="simple" xlink:href="#__RefHeading___Toc474_434652074" text:style-name="Index_20_Link" text:visited-style-name="Index_20_Link">9 Utilisation du PCB :<text:tab/>4</text:a></text:p>
          <text:p text:style-name="P23"><text:a xlink:type="simple" xlink:href="#__RefHeading___Toc474_434652074%20Copie%201" text:style-name="Index_20_Link" text:visited-style-name="Index_20_Link">10 Téléchargement du firmware :<text:tab/>4</text:a></text:p>
        </text:index-body>
      </text:table-of-content>
      <text:p text:style-name="P19"/>
      <text:h text:style-name="P29" text:outline-level="1"><text:bookmark-start text:name="__RefHeading___Toc3990_1226284572"/><text:span text:style-name="T12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7">* </text:span>Copier alors le fichier 2.8inch_ESP32-2432S028R/1-Demo/Demo_Arduino/7_1_Touch_button_ILI9341_LovyanGFX/TFT_eSPI bottom layer replacement file/User_Setup.h <text:span text:style-name="T14">ou ./src/Screen/User_Setup.h</text:span> dans BertheVarioTacPlatformIO/.pio/libdeps/esp32dev/TFT_eSPI/User_Setup.h.</text:p>
      <text:p text:style-name="P4"><text:span text:style-name="T17">* </text:span>De même, il faut copier <text:span text:style-name="T19">BertheVarioTacPlatformIO</text:span>/.pio/libdeps/esp32dev/LovyanGFX/examples/Advanced/LVGL_PlatformIO/src/lv_conf.h dans ./src/Screen/lv_conf.h</text:p>
      <text:p text:style-name="P5">* La librairie <text:span text:style-name="T20">pour le gestionnaire de fichier Wifi doit etre modifiée.</text:span></text:p>
      <text:p text:style-name="P5"><text:span text:style-name="T20">Dans</text:span> <text:span text:style-name="T19">BertheVarioTacPlatformIO/</text:span>.pio/libdeps/esp32dev/ESP32 File Manager for Generation Klick ESPFMfGK/src/ESPFMfGKGa.cpp" ligne 6 : crc32.h =&gt; CRC32.h</text:p>
      <text:p text:style-name="P5"/>
      <text:p text:style-name="P3">La compilation du logiciel peut alors s’effectuer.</text:p>
      <text:h text:style-name="P30" text:outline-level="1"><text:bookmark-start text:name="__RefHeading___Toc3992_1226284572 Copie 1"/><text:span text:style-name="T15">Calibration de l’écran</text:span><text:span text:style-name="T12"> </text:span>:<text:bookmark-end text:name="__RefHeading___Toc3992_1226284572 Copie 1"/></text:h>
      <text:p text:style-name="P3"><text:span text:style-name="T15">Il faut obtenir 8 paramètres de calibration de l’écran. Pour cela dans src/Screen/Cscreen.cpp dé-commenter la portion adéquate dans </text:span>Cscreen::InitScreen() <text:span text:style-name="T15">pour récupérer sur le port série les 8 paramètres à recopier par </text:span><text:span text:style-name="T16">la </text:span><text:span text:style-name="T15">suite dans le tableau de calibration. On a ainsi les bonnes coordonnées XY d’un point appuyé.</text:span></text:p>
      <text:h text:style-name="P31" text:outline-level="1"><text:bookmark-start text:name="__RefHeading___Toc3992_1226284572"/><text:span text:style-name="T18">Connexion Gps </text:span>GY-NEO6MV2 :<text:bookmark-end text:name="__RefHeading___Toc3992_1226284572"/></text:h>
      <text:p text:style-name="P6">If faut alimenter correctement le module par le connecteur CN1 en 3,3v. De même connecter la broche Tx du gps à la broche <text:span text:style-name="T23">Tx </text:span>d<text:span text:style-name="T21">u</text:span> connecteur <text:span text:style-name="T21">P</text:span><text:span text:style-name="T23">1</text:span>.</text:p>
      <text:p text:style-name="P6"><text:span text:style-name="T23">(la broche</text:span> la broche IO<text:span text:style-name="T21">35</text:span> d<text:span text:style-name="T21">u</text:span> connecteur <text:span text:style-name="T21">P3 </text:span><text:span text:style-name="T23">est ainsi libre)</text:span>.</text:p>
      <text:p text:style-name="P9">Attention, l’utilisation du Gps peut poser problème en mode débogage pour utiliser la liaison série usb de PlatformIO.</text:p>
      <text:h text:style-name="P32" text:outline-level="1"><text:bookmark-start text:name="__RefHeading___Toc3992_1226284572 Copie 2"/>Connexion <text:span text:style-name="T22">capteur de pression</text:span> <text:span text:style-name="T22">BMP180 </text:span><text:span text:style-name="T29">ou MS5611</text:span> :<text:bookmark-end text:name="__RefHeading___Toc3992_1226284572 Copie 2"/></text:h>
      <text:p text:style-name="P8">If faut alimenter correctement le module par le connecteur CN1 en 3,3v. De même connecter la broche <text:span text:style-name="T22">SDA à l’entrée 27 du connecteur CN1</text:span>. <text:span text:style-name="T22">Et la broche SCL à la pin 22 du connecteur P3 </text:span><text:span text:style-name="T29">pour les ESP32-2432S028R ou à la broche NC/IO22 du connecteur CN1 pour les ESP32-2432S028</text:span><text:span text:style-name="T22">.</text:span></text:p>
      <text:h text:style-name="P33" text:outline-level="1"><text:bookmark-start text:name="__RefHeading___Toc3992_1226284572 Copie 2 Copie 2"/><text:soft-page-break/>Connexion <text:span text:style-name="T22">capteur </text:span><text:span text:style-name="T25">magnétique </text:span><text:span text:style-name="T28">Q</text:span><text:span text:style-name="T25">MC5883</text:span> :<text:bookmark-end text:name="__RefHeading___Toc3992_1226284572 Copie 2 Copie 2"/></text:h>
      <text:p text:style-name="P7">If faut alimenter correctement le module par le connecteur CN1 en 3,3v. De même connecter la broche <text:span text:style-name="T22">SDA à l’entrée 27 du connecteur CN1</text:span>. <text:span text:style-name="T22">Et la broche SCL à la pin 22 du connecteur P3 </text:span><text:span text:style-name="T28">ou CN1</text:span><text:span text:style-name="T22">. </text:span><text:span text:style-name="T27">Capteur en parallèle sur le bus I2C avec le capteur de pression.</text:span></text:p>
      <text:h text:style-name="P34" text:outline-level="1"><text:bookmark-start text:name="__RefHeading___Toc3992_1226284572 Copie 2 Copie 1"/>Connexion <text:span text:style-name="T24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5" text:outline-level="1"><text:bookmark-start text:name="__RefHeading___Toc3992_1226284572 Copie 2 Copie 1 Copie 1"/><text:span text:style-name="T26">Alimentation</text:span> :<text:bookmark-end text:name="__RefHeading___Toc3992_1226284572 Copie 2 Copie 1 Copie 1"/></text:h>
      <text:p text:style-name="P24">Connecter la batterie 4,2v 1S lipo 2000 mah à la broche Vin de P1 par l’interm<text:span text:style-name="T28">é</text:span>d<text:span text:style-name="T28">iaire</text:span> du convertisseur DC-DC 3,7v / 5V. Connecter la batterie au chargeur Usb C.</text:p>
      <text:h text:style-name="P36" text:outline-level="1"><text:bookmark-start text:name="__RefHeading___Toc3992_1226284572 Copie 2 Copie 1 Copie 1 Copie 1"/><text:span text:style-name="T30">haut parleur</text:span> :<text:bookmark-end text:name="__RefHeading___Toc3992_1226284572 Copie 2 Copie 1 Copie 1 Copie 1"/></text:h>
      <text:p text:style-name="P25">Connecter le haut parleur à la prise P4 par l’intermédiaire d’un résistance de votre choix ou un shunt pour un très fort volume.</text:p>
      <text:h text:style-name="Heading_20_1" text:outline-level="1"><text:bookmark-start text:name="__RefHeading___Toc474_434652074"/>Utilisation du PCB :<text:bookmark-end text:name="__RefHeading___Toc474_434652074"/></text:h>
      <text:p text:style-name="P25">Depuis la versions 20241010a un pcb est disponible. Connecter les différentes prises sur ce pcb. (prises JST 1.25)</text:p>
      <text:h text:style-name="P37" text:outline-level="1"><text:bookmark-start text:name="__RefHeading___Toc474_434652074 Copie 1"/><text:span text:style-name="T31">Téléchargement du firmware</text:span> :<text:bookmark-end text:name="__RefHeading___Toc474_434652074 Copie 1"/></text:h>
      <text:p text:style-name="P26">Pour télécharger le firmware il y a 2 façons :</text:p>
      <text:p text:style-name="P26">- soit par câble usb avec platformio ou un autre logiciel.</text:p>
      <text:p text:style-name="P26">- soit par wifi. Il faut alors mettre le vario en mode téléchargement <text:span text:style-name="T32">Fir</text:span><text:span text:style-name="T1"> en bas à droite de la page </text:span><text:span text:style-name="T32">Sys</text:span><text:span text:style-name="T1">. Et dé-commenter dans platformio.ini les lignes :</text:span></text:p>
      <text:p text:style-name="P27"><text:tab/>; extra_scripts = platformio_upload.py</text:p>
      <text:p text:style-name="P27"><text:tab/>; upload_protocol = custom</text:p>
      <text:p text:style-name="P26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7">Avec bien sur l’adresse ip de l’url donnée par l’écran du BertheVarioTac. Cette procédure ne peut toutefois pas être faite au premier téléchargement de la carte ESP-2432S028 (R). Le logiciel ne s’y trouvant pas, il faut appliquer la procédure US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57" meta:word-count="646" meta:character-count="4138" meta:non-whitespace-character-count="3552"/>
  </office:meta>
</office:document-meta>
</file>